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 text:c="25"/><text:span text:style-name="T2">NETWORKING ASSIGNMENT</text:span></text:p>
      <text:p text:style-name="Standard"/>
      <text:p text:style-name="Standard"/>
      <text:p text:style-name="P1">1.printf 'HEAD / HTTP/1.1\r\nHost: en.wikipedia.org\r\n\r\n' | nc en.wikipedia.org 80</text:p>
      <text:p text:style-name="Standard"/>
      <text:p text:style-name="Standard">nc command can perform operations like read,write or data redirections over the network.</text:p>
      <text:p text:style-name="Standard"/>
      <text:p text:style-name="Standard">printf displays given string.</text:p>
      <text:p text:style-name="Standard">The output of printf 'HEAD / HTTP/1.1\r\nHost: en.wikipedia.org\r\n\r\n' is</text:p>
      <text:p text:style-name="Standard">HEAD / HTTP/1.1</text:p>
      <text:p text:style-name="Standard">Host: en.wikipedia.org</text:p>
      <text:p text:style-name="Standard"/>
      <text:p text:style-name="Standard">| is a pipe .It takes output from the preceding command and gives it as a input for the succeeding command.</text:p>
      <text:p text:style-name="Standard"/>
      <text:p text:style-name="Standard">In the given command output of printf,which is a string that forms a HTTP request is given as input to nc which in turn sends it over the network to the address and displays the following information.</text:p>
      <text:p text:style-name="Standard"><text:s/></text:p>
      <text:p text:style-name="Standard"/>
      <text:p text:style-name="Standard">output:</text:p>
      <text:p text:style-name="Standard">HTTP/1.1 301 TLS Redirect</text:p>
      <text:p text:style-name="Standard">Date: Sun, 12 Jan 2020 14:05:24 GMT</text:p>
      <text:p text:style-name="Standard">Server: Varnish</text:p>
      <text:p text:style-name="Standard">X-Varnish: 148654076</text:p>
      <text:p text:style-name="Standard">X-Cache: cp5009 int</text:p>
      <text:p text:style-name="Standard">X-Cache-Status: int-front</text:p>
      <text:p text:style-name="Standard">Server-Timing: cache;desc="int-front"</text:p>
      <text:p text:style-name="Standard">Set-Cookie: WMF-Last-Access=12-Jan-2020;Path=/;HttpOnly;secure;Expires=Thu, 13 Feb 2020 12:00:00 GMT</text:p>
      <text:p text:style-name="Standard">Set-Cookie: WMF-Last-Access-Global=12-Jan-2020;Path=/;Domain=.wikipedia.org;HttpOnly;secure;Expires=Thu, 13 Feb 2020 12:00:00 GMT</text:p>
      <text:p text:style-name="Standard">X-Client-IP: 27.6.47.245</text:p>
      <text:p text:style-name="Standard">Location: https://en.wikipedia.org/</text:p>
      <text:p text:style-name="Standard">Content-Length: 0</text:p>
      <text:p text:style-name="Standard">Connection: keep-alive</text:p>
      <text:p text:style-name="Standard"/>
      <text:p text:style-name="P1">2.what do you change or modify the above command to get the content from it.</text:p>
      <text:p text:style-name="Standard">printf 'HEAD / HTTP/1.1\r\nHost: www.rediff.com\r\n\r\n' | GET www.rediff.com 80</text:p>
      <text:p text:style-name="Standard">The above command displays the content on the terminal .</text:p>
      <text:p text:style-name="Standard">printf 'HEAD / HTTP/1.1\r\nHost: www.rediff.com\r\n\r\n' | wget www.rediff.com 80</text:p>
      <text:p text:style-name="Standard">The above command downloads index.html file which has content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09:56:57.318419936</meta:creation-date>
    <dc:date>2020-01-13T10:02:50.605502682</dc:date>
    <meta:editing-duration>PT5M59S</meta:editing-duration>
    <meta:editing-cycles>1</meta:editing-cycles>
    <meta:document-statistic meta:table-count="0" meta:image-count="0" meta:object-count="0" meta:page-count="1" meta:paragraph-count="29" meta:word-count="197" meta:character-count="1533" meta:non-whitespace-character-count="1338"/>
    <meta:generator>LibreOffice/6.1.6.3$Linux_X86_64 LibreOffice_project/10$Build-3</meta:generator>
  </office:meta>
</office:document-meta>
</file>